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adornments="Bold" style:font-pitch="variable"/>
    <style:font-face style:name="Cantarell Extra Bold" svg:font-family="'Cantarell Extra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Cantarell Extra Bold" fo:font-size="18pt" fo:font-weight="normal" officeooo:rsid="00075e6c" officeooo:paragraph-rsid="00075e6c" style:font-size-asian="15.75pt" style:font-weight-asian="normal" style:font-size-complex="18pt" style:font-weight-complex="normal"/>
    </style:style>
    <style:style style:name="P2" style:family="paragraph" style:parent-style-name="Standard">
      <style:paragraph-properties fo:text-align="start" style:justify-single-word="false"/>
      <style:text-properties style:font-name="Cantarell" fo:font-size="14pt" fo:font-weight="normal" officeooo:rsid="00075e6c" officeooo:paragraph-rsid="00075e6c"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style:font-name="Cantarell Extra Bold" fo:font-size="24pt" officeooo:rsid="00075e6c" officeooo:paragraph-rsid="00075e6c" style:font-size-asian="21pt" style:font-size-complex="24pt"/>
    </style:style>
    <style:style style:name="P4" style:family="paragraph" style:parent-style-name="Standard">
      <style:paragraph-properties fo:text-align="start" style:justify-single-word="false"/>
      <style:text-properties style:font-name="Cantarell Extra Bold" fo:font-size="18pt" fo:font-weight="normal" officeooo:rsid="000a0263" officeooo:paragraph-rsid="000a0263"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style:font-name="Cantarell Extra Bold" fo:font-size="18pt" fo:font-style="normal" fo:font-weight="normal" officeooo:rsid="000d1acc" officeooo:paragraph-rsid="000d1acc" style:font-size-asian="15.75pt" style:font-style-asian="normal" style:font-weight-asian="normal" style:font-size-complex="18pt" style:font-style-complex="normal" style:font-weight-complex="normal"/>
    </style:style>
    <style:style style:name="P6" style:family="paragraph" style:parent-style-name="Standard">
      <style:paragraph-properties fo:text-align="start" style:justify-single-word="false"/>
      <style:text-properties style:font-name="Cantarell Extra Bold" fo:font-size="18pt" fo:font-style="normal" fo:font-weight="normal" officeooo:rsid="000f9269" officeooo:paragraph-rsid="000f9269" style:font-size-asian="15.75pt" style:font-style-asian="normal" style:font-weight-asian="normal" style:font-size-complex="18pt" style:font-style-complex="normal" style:font-weight-complex="normal"/>
    </style:style>
    <style:style style:name="P7" style:family="paragraph" style:parent-style-name="Standard">
      <style:paragraph-properties fo:text-align="start" style:justify-single-word="false"/>
      <style:text-properties style:font-name="Cantarell Extra Bold" fo:font-size="14pt" fo:font-weight="normal" officeooo:rsid="000a0263" officeooo:paragraph-rsid="000a0263"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Cantarell Extra Bold" fo:font-size="14pt" fo:font-weight="normal" officeooo:rsid="00135a8c" officeooo:paragraph-rsid="00135a8c"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Cantarell Extra Bold" fo:font-size="14pt" fo:font-style="italic" fo:font-weight="normal" officeooo:rsid="000a653c" officeooo:paragraph-rsid="000a653c" style:font-size-asian="12.25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style:font-name="Cantarell" fo:font-size="14pt" fo:font-weight="normal" officeooo:rsid="000a0263" officeooo:paragraph-rsid="000a0263"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Cantarell" fo:font-size="14pt" fo:font-weight="normal" officeooo:rsid="000a0263" officeooo:paragraph-rsid="000a653c"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Cantarell" fo:font-size="14pt" fo:font-weight="normal" officeooo:rsid="00135a8c" officeooo:paragraph-rsid="00135a8c"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Cantarell" fo:font-size="14pt" fo:font-weight="normal" officeooo:rsid="00138064" officeooo:paragraph-rsid="00138064"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Cantarell" fo:font-size="14pt" fo:font-style="normal" fo:font-weight="normal" officeooo:rsid="000a653c" officeooo:paragraph-rsid="000a653c"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Cantarell" fo:font-size="14pt" fo:font-style="normal" fo:font-weight="normal" officeooo:rsid="000b6f3a" officeooo:paragraph-rsid="000b6f3a"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Cantarell" fo:font-size="14pt" fo:font-style="normal" fo:font-weight="normal" officeooo:rsid="000d1acc" officeooo:paragraph-rsid="000d1acc"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Cantarell" fo:font-size="14pt" fo:font-style="normal" fo:font-weight="normal" officeooo:rsid="000de6cd" officeooo:paragraph-rsid="000d1acc"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Cantarell" fo:font-size="14pt" fo:font-style="normal" fo:font-weight="normal" officeooo:rsid="000de6cd" officeooo:paragraph-rsid="000de6cd"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Cantarell" fo:font-size="14pt" fo:font-style="normal" fo:font-weight="normal" officeooo:rsid="000f9269" officeooo:paragraph-rsid="000f9269"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Cantarell" fo:font-size="14pt" fo:font-style="normal" fo:font-weight="normal" officeooo:rsid="001182d6" officeooo:paragraph-rsid="001182d6"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Cantarell" fo:font-size="14pt" fo:font-style="normal" fo:font-weight="normal" officeooo:rsid="00135a8c" officeooo:paragraph-rsid="00135a8c"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Cantarell" fo:font-size="14pt" fo:font-style="normal" fo:font-weight="normal" officeooo:rsid="00138064" officeooo:paragraph-rsid="00138064"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Cantarell" fo:font-size="14pt" fo:font-style="italic" fo:font-weight="normal" officeooo:rsid="000b6f3a" officeooo:paragraph-rsid="000b6f3a" style:font-size-asian="12.25pt" style:font-style-asian="italic" style:font-weight-asian="normal" style:font-size-complex="14pt" style:font-style-complex="italic" style:font-weight-complex="normal"/>
    </style:style>
    <style:style style:name="P24" style:family="paragraph" style:parent-style-name="Standard">
      <style:paragraph-properties fo:text-align="start" style:justify-single-word="false"/>
      <style:text-properties style:font-name="Cantarell" fo:font-size="14pt" fo:font-style="italic" fo:font-weight="normal" officeooo:rsid="000d1acc" officeooo:paragraph-rsid="000d1acc" style:font-size-asian="12.25pt" style:font-style-asian="italic" style:font-weight-asian="normal" style:font-size-complex="14pt" style:font-style-complex="italic" style:font-weight-complex="normal"/>
    </style:style>
    <style:style style:name="P25" style:family="paragraph" style:parent-style-name="Standard">
      <style:paragraph-properties fo:text-align="center" style:justify-single-word="false"/>
      <style:text-properties style:font-name="Cantarell" fo:font-size="16pt" fo:font-style="normal" fo:font-weight="bold" officeooo:rsid="00135a8c" officeooo:paragraph-rsid="00135a8c" style:font-size-asian="16pt" style:font-style-asian="normal" style:font-weight-asian="bold" style:font-size-complex="16pt" style:font-style-complex="normal" style:font-weight-complex="bold"/>
    </style:style>
    <style:style style:name="P26" style:family="paragraph" style:parent-style-name="Standard">
      <style:paragraph-properties fo:text-align="start" style:justify-single-word="false"/>
      <style:text-properties style:font-name="Cantarell Extra Bold" fo:font-size="14pt" fo:font-style="normal" fo:font-weight="normal" officeooo:rsid="000a653c" officeooo:paragraph-rsid="000a653c"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Cantarell" fo:font-size="14pt" fo:font-weight="normal" officeooo:rsid="00075e6c" officeooo:paragraph-rsid="00075e6c" style:font-size-asian="12.25pt" style:font-weight-asian="normal" style:font-size-complex="14pt" style:font-weight-complex="normal"/>
    </style:style>
    <style:style style:name="T1" style:family="text">
      <style:text-properties officeooo:rsid="000a653c"/>
    </style:style>
    <style:style style:name="T2" style:family="text">
      <style:text-properties fo:font-style="italic" style:font-style-asian="italic" style:font-style-complex="italic"/>
    </style:style>
    <style:style style:name="T3" style:family="text">
      <style:text-properties fo:font-style="italic" officeooo:rsid="000a653c" style:font-style-asian="italic" style:font-style-complex="italic"/>
    </style:style>
    <style:style style:name="T4" style:family="text">
      <style:text-properties fo:font-style="italic" officeooo:rsid="000d6485" style:font-style-asian="italic" style:font-style-complex="italic"/>
    </style:style>
    <style:style style:name="T5" style:family="text">
      <style:text-properties fo:font-style="italic" officeooo:rsid="000de6cd" style:font-style-asian="italic" style:font-style-complex="italic"/>
    </style:style>
    <style:style style:name="T6" style:family="text">
      <style:text-properties fo:font-style="italic" officeooo:rsid="000f9269" style:font-style-asian="italic" style:font-style-complex="italic"/>
    </style:style>
    <style:style style:name="T7" style:family="text">
      <style:text-properties fo:font-style="italic" officeooo:rsid="000e96ea" style:font-style-asian="italic" style:font-style-complex="italic"/>
    </style:style>
    <style:style style:name="T8" style:family="text">
      <style:text-properties officeooo:rsid="000b6f3a"/>
    </style:style>
    <style:style style:name="T9" style:family="text">
      <style:text-properties fo:font-weight="bold" style:font-weight-asian="bold" style:font-weight-complex="bold"/>
    </style:style>
    <style:style style:name="T10" style:family="text">
      <style:text-properties style:font-name="Cantarell Extra Bold"/>
    </style:style>
    <style:style style:name="T11" style:family="text">
      <style:text-properties style:font-name="Cantarell Extra Bold" fo:font-style="italic" style:font-style-asian="italic" style:font-style-complex="italic"/>
    </style:style>
    <style:style style:name="T12" style:family="text">
      <style:text-properties officeooo:rsid="000e96ea"/>
    </style:style>
    <style:style style:name="T13" style:family="text">
      <style:text-properties officeooo:rsid="000f9269"/>
    </style:style>
    <style:style style:name="T14" style:family="text">
      <style:text-properties officeooo:rsid="001182d6"/>
    </style:style>
    <style:style style:name="T15" style:family="text">
      <style:text-properties officeooo:rsid="00135a8c"/>
    </style:style>
    <style:style style:name="T16" style:family="text">
      <style:text-properties officeooo:rsid="00138064"/>
    </style:style>
    <style:style style:name="T17" style:family="text">
      <style:text-properties style:font-name="Cantarell"/>
    </style:style>
    <style:style style:name="T18" style:family="text">
      <style:text-properties style:font-name="Cantarell" officeooo:rsid="00099030"/>
    </style:style>
    <style:style style:name="T19" style:family="text">
      <style:text-properties style:font-name="Cantarell" officeooo:rsid="0009a780"/>
    </style:style>
    <style:style style:name="T20" style:family="text">
      <style:text-properties style:font-name="Cantarell" officeooo:rsid="00075e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apport Solar System – Diagne Ben</text:p>
      <text:p text:style-name="P3"/>
      <text:p text:style-name="P4">Mode d’emploi</text:p>
      <text:p text:style-name="P4"/>
      <text:p text:style-name="P9">Comment lancer le programme ?</text:p>
      <text:p text:style-name="P7"/>
      <text:p text:style-name="P11">Pour lancer le programm<text:span text:style-name="T1">e, se placer à la racine puis écrire les commandes suivantes dans le terminal :</text:span></text:p>
      <text:p text:style-name="P11"/>
      <text:p text:style-name="P11"><text:span text:style-name="T3">cd build</text:span><text:line-break/><text:span text:style-name="T3">cd TP_SolarSystem<text:line-break/>cmake ../ ; make</text:span></text:p>
      <text:p text:style-name="P11"><text:span text:style-name="T3">./TP_SolarSystem_Application</text:span></text:p>
      <text:p text:style-name="P11"><text:span text:style-name="T3"/></text:p>
      <text:p text:style-name="P14">Il sera probablement nécessaire de lancer cette commande supplémentaire pour faire marcher le programme :</text:p>
      <text:p text:style-name="P14"><text:span text:style-name="T2">export MESA_GL_VERSION_OVERRIDE=3.3</text:span></text:p>
      <text:p text:style-name="P26"><text:span text:style-name="T2"/></text:p>
      <text:p text:style-name="P9">Comment jouer?</text:p>
      <text:p text:style-name="P9"><text:span text:style-name="T2"/></text:p>
      <text:p text:style-name="P14">Pour les déplacements, <text:span text:style-name="T8">v</text:span>ous pouvez vous déplacer de gauche à droite en appuyant sur les touches Q et D respectivement. Vous pouvez également zoomer et dézoomer la scène en appuyant respectivement sur les touches Z et S. Enfin, la caméra peut être déplaçable en utilisant la souris. Rester appuyé sur le bouton droit vous permet de contrôler la caméra et tourner autour de la scène. Il est aussi possible de zoomer et dézoomer en maintenant le bouton de roulette et faire avancer la souris ou la faire reculer.</text:p>
      <text:p text:style-name="P14"/>
      <text:p text:style-name="P15">Le pavé numérique est dédié aux modes de vue planétaire. Voici les numéros pour chaque <text:s/>mode :</text:p>
      <text:p text:style-name="P15"/>
      <text:p text:style-name="P23">Bouton 0 : Système Solaire</text:p>
      <text:p text:style-name="P23">Bouton 1 : Mercure</text:p>
      <text:p text:style-name="P23">Bouton 2 : Venus</text:p>
      <text:p text:style-name="P23">Bouton 3 : La Terre</text:p>
      <text:p text:style-name="P23">Bouton 4 : Mars</text:p>
      <text:p text:style-name="P23">Bouton 5 : Jupiter</text:p>
      <text:p text:style-name="P23">Bouton 6 : Saturne</text:p>
      <text:p text:style-name="P23">Bouton 7 : Uranus<text:line-break/>Bouton 8 : Neptune</text:p>
      <text:p text:style-name="P23">Bouton 9 : Pluton</text:p>
      <text:p text:style-name="P15"><text:soft-page-break/>Appuyer sur la flèche de gauche et de droite permettent de respectivement ralentir et accélérer le temps. Une touche amène à diviser et multiplier la vitesse par 2.<text:line-break/><text:line-break/>Dernièrement, vous pouvez passer à un mode de vue écliptique en appuyant sur la flèche de haut. Pour passer au mode de vue de profil par défaut, appuyez sur la flèche du bas.</text:p>
      <text:p text:style-name="P15"/>
      <text:p text:style-name="P15">Pour quitter le jeu, appuyez sur Q.</text:p>
      <text:p text:style-name="P15"/>
      <text:p text:style-name="P5">Architecture du programme</text:p>
      <text:p text:style-name="P5"/>
      <text:p text:style-name="P16">Le programme est divisé en deux parties : La partie "application" qui est mené par le fichier <text:span text:style-name="T9">Application.cpp</text:span> qui initialise la scène et la partie "rendu" qui consiste la boucle du jeu.</text:p>
      <text:p text:style-name="P16"/>
      <text:p text:style-name="P24"><text:span text:style-name="T10">Application</text:span> </text:p>
      <text:p text:style-name="P24"/>
      <text:p text:style-name="P16">En plus de charger les textures du programme, elle initialise la librairie SDL qu’on utilisera pour mettre en œuvre le projet. Elle initialise ensuite le VBO, la VAO et active les attributs des shaders pour faire vivre la scène. Une fois cela fait, elle lance le code du rendu.<text:line-break/><text:line-break/><text:span text:style-name="T11">Rendu</text:span><text:span text:style-name="T2"> </text:span></text:p>
      <text:p text:style-name="P16"/>
      <text:p text:style-name="P16">Cette partie est divisé en plusieurs fichiers .hpp <text:span text:style-name="T13">nommés </text:span><text:span text:style-name="T6">fichiers</text:span><text:span text:style-name="T13"> </text:span><text:span text:style-name="T6">render</text:span>. Chacune d’entre elles va représenter un mode de vue <text:span text:style-name="T13">d’une planète de la scène et chacune lancera sa propre fonction qui contiendra une boucle de rendu pour animer le visualiseur.</text:span> Le fichier principal est <text:span text:style-name="T2">SolarSystem</text:span><text:span text:style-name="T4">ViewRende</text:span><text:span text:style-name="T5">r.hpp, </text:span><text:span text:style-name="T13">qui représente le mode de vue du système solaire et toutes ses planètes. Il contient la première fonction de rendu que l’application lancera, ce qui fait la vue de profil du système solaire le mode par défaut du programme.</text:span></text:p>
      <text:p text:style-name="P17"/>
      <text:p text:style-name="P18">Pour dessiner les planètes, <text:span text:style-name="T12">les</text:span> fonction<text:span text:style-name="T12">s</text:span> dédiée<text:span text:style-name="T12">s</text:span> <text:span text:style-name="T12">sont</text:span> stockée<text:span text:style-name="T12">s</text:span> dans <text:span text:style-name="T12">le fichier de rendu principal et les autres fichiers render les utiliseront pour dessiner leur propre scène et pour avoir donc un aperçu détaillé des planètes qu’elles représentent .<text:line-break/><text:line-break/>Enfin, </text:span><text:span text:style-name="T7">PlanetDatabase.hpp</text:span><text:span text:style-name="T6"> </text:span><text:span text:style-name="T13">représente la base de données de toutes les planètes. Les ratios de taille, la distance, la valeur de période orbital et d’homothéties pour toutes les planètes principales sont stockés ici. Les </text:span><text:soft-page-break/><text:span text:style-name="T13">données des autres satellites sont stockés dans les fichiers render qui affichent ces derniers.</text:span></text:p>
      <text:p text:style-name="P24"/>
      <text:p text:style-name="P6">Les choix :</text:p>
      <text:p text:style-name="P6"/>
      <text:p text:style-name="P19"><text:span text:style-name="T14">Pas mal</text:span> de décisions ont été prises pour trouver un moyen de représenter fidèlement le système solaire sans pour autant dépasser les bordures ou rendre l’interface durement interactive. Par exemple, <text:span text:style-name="T14">j’ai voulu faire en sorte que les planètes centrales de tous les modes de vue aient la même taille pour ne pas avoir un gros décalage de caméra quand on passe du Soleil à d’autres planètes et ainsi donner l’impression que la planète est effectivement bien zoomée. En ce qui concerne les planètes et satellites qui tournent autour de la planète centrale, leur taille est ré-adapté à celle de la planète principale dans le mode de vue actuelle grâce à l’usage de la fonction scale sur la matrice de la planète en utilisant leur taille en rapport avec la planète centrale.</text:span></text:p>
      <text:p text:style-name="P19"/>
      <text:p text:style-name="P25">SatelliteMVMatrix = glm::scale(planetMVMatrix, vec3(sizeRatio, sizeRatio, sizeRatio)</text:p>
      <text:p text:style-name="P25"/>
      <text:p text:style-name="P21">Avec sizeRatio qui représente le ratio de taille entre l’orbite qui tourne autour de la planète principale et la planète principale.</text:p>
      <text:p text:style-name="P21"/>
      <text:p text:style-name="P21">Cependant, il y a certaines scènes où malgré ça, les orbites sont petites et presque invisibles. C’est pour cela que j’ai ajouté une homothétie dans certaines scènes comme le système solaire pour que les planètes soient visibles. Par contre, ça rend le ratio de taille moins précis.</text:p>
      <text:p text:style-name="P19"/>
      <text:p text:style-name="P19">De plus, en ce qui concerne les valeurs d’ellipse, je me suis basé sur la <text:span text:style-name="T14">valeur de distance depuis le Soleil au lieu des valeurs d’Aphelion ou de Perihelion puisque je ne savais pas quoi choisir entre les deux et j’ai pensé que prendre la moyenne des deux aurait été le mieux.</text:span></text:p>
      <text:p text:style-name="P19"/>
      <text:p text:style-name="P20">Pour les satellites, je n’étais pas sûr s’il fallait qu’elles tournent autour des orbites puisque dans l’énoncé, il fallait juste prendre en compte les valeurs du diamètre et de l’ellipse, mais pas de rotation contrairement aux planètes. J’ai décidé de quand même appliquer une rotation à ces satellites, mais je leur ai tous assigné une valeur de période orbitale en commun, qui est celle de la Lune.</text:p>
      <text:p text:style-name="P20"/>
      <text:p text:style-name="P22">En ce qui concerne les calculs de valeur pour chaque orbite, mes formules ont été :</text:p>
      <text:p text:style-name="P22"/>
      <text:p text:style-name="P22"><text:soft-page-break/><text:span text:style-name="T9">Ellipse</text:span> = Distance depuis la planète / 10³ * Homothétie</text:p>
      <text:p text:style-name="P22"/>
      <text:p text:style-name="P22"><text:span text:style-name="T9">Taille</text:span> = Taille de l’orbite / Taille de la planète autour de quoi elle tourne (* Homothétie quand nécessaire)</text:p>
      <text:p text:style-name="P22"/>
      <text:p text:style-name="P22"><text:span text:style-name="T9">Période de rotation d’une orbite autour de la planète et sur elle-même </text:span>= Nombre de secondes qu’une sphère prend pour faire un tour complet dans l’application (7 secondes) / Période de rotation de la planète en secondes</text:p>
      <text:p text:style-name="P16"/>
      <text:p text:style-name="P10"/>
      <text:p text:style-name="P1"><text:span text:style-name="T15">Gestion du projet et d</text:span>ifficultés rencontrés :</text:p>
      <text:p text:style-name="P8"/>
      <text:p text:style-name="P12">Je me suis beaucoup aidé des données de la NASA procurés dans le sujet, mais il y avait certaines informations que je ne comprenais pas. Par exemple, certains satellites avaient une forme assez exotique pour ne pas avoir un diamètre propre d’écrit dans la page de la NASA. Je me suis donc pas mal appuyé sur d’autres recherches Google pour trouver les valeurs de diamètre les plus <text:span text:style-name="T16">proches qu’on pourrait avoir pour les représenter dans l’application.</text:span></text:p>
      <text:p text:style-name="P12"/>
      <text:p text:style-name="P13">Le déroulement du projet a été de d’abord finir les TPS, puis voir comment je pourrais le ré-adapter au projet pour avoir une bonne base, mais <text:span text:style-name="T18">Il m’</text:span><text:span text:style-name="T17">a fallu</text:span><text:span text:style-name="T18"> pas mal de temps pour adapter la base au contexte du projet </text:span><text:span text:style-name="T19">et une reconstruction fût nécessaire</text:span><text:span text:style-name="T18">. </text:span></text:p>
      <text:p text:style-name="P13"><text:span text:style-name="T18"/></text:p>
      <text:p text:style-name="P13"><text:span text:style-name="T17">De plus, </text:span><text:span text:style-name="T20">Retranscrire les vraies unités scientifiques dans le projet </text:span><text:span text:style-name="T17">fût assez compliqué</text:span><text:span text:style-name="T20">. Puisque je me suis basé sur les TPS et qu’il n’y avait pas d’unité de distance propre, être fidèle aux vraies données du système solaire fût difficile pour moi.</text:span></text:p>
      <text:p text:style-name="P2"/>
      <text:p text:style-name="P2">- <text:span text:style-name="T15">Il existe un problè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adornments="Bold" style:font-pitch="variable"/>
    <style:font-face style:name="Cantarell Extra Bold" svg:font-family="'Cantarell Extra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03T05:07:30.537022212</meta:creation-date>
    <meta:generator>LibreOffice/6.1.5.2$Linux_X86_64 LibreOffice_project/10$Build-2</meta:generator>
    <dc:date>2024-01-07T11:22:17.203640379</dc:date>
    <meta:editing-duration>PT35M51S</meta:editing-duration>
    <meta:editing-cycles>7</meta:editing-cycles>
    <meta:document-statistic meta:table-count="0" meta:image-count="0" meta:object-count="0" meta:page-count="4" meta:paragraph-count="44" meta:word-count="1116" meta:character-count="6608" meta:non-whitespace-character-count="5529"/>
  </office:meta>
</office:document-meta>
</file>